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fo:margin-left="-0.075in" fo:margin-top="0in" fo:margin-bottom="0in" table:align="left"/>
    </style:style>
    <style:style style:name="Table1.A" style:family="table-column">
      <style:table-column-properties style:column-width="6.693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333333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2" style:family="paragraph" style:parent-style-name="Standard" style:master-pag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style:page-number="auto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3" style:family="paragraph" style:parent-style-name="Standard">
      <style:paragraph-properties fo:margin-left="0in" fo:margin-right="0in" fo:margin-top="0in" fo:margin-bottom="0.139in" fo:line-height="11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T1" style:family="text">
      <style:text-properties fo:font-variant="normal" fo:text-transform="none" fo:color="#d36363" style:text-line-through-styl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T2" style:family="text">
      <style:text-properties fo:font-variant="normal" fo:text-transform="none" fo:color="#fc9b9b" style:text-line-through-styl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T3" style:family="text">
      <style:text-properties fo:font-variant="normal" fo:text-transform="none" fo:color="#ffffff" style:text-line-through-styl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T4" style:family="text">
      <style:text-properties fo:font-variant="normal" fo:text-transform="none" fo:color="#a2fca2" style:text-line-through-styl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T5" style:family="text"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-</text:span><text:span text:style-name="T2">---</text:span><text:span text:style-name="T3"> </text:span><text:span text:style-name="T4">Original</text:span><text:span text:style-name="T3"> </text:span><text:span text:style-name="T4">message</text:span><text:span text:style-name="T3"> </text:span><text:span text:style-name="T1">-----</text:span><text:span text:style-name="T3"><text:line-break/><text:line-break/></text:span><text:span text:style-name="T4">/nLF</text:span><text:span text:style-name="T3"><text:line-break/> <text:s text:c="8"/></text:span><text:span text:style-name="T4">e6XzGpGhPxpHFZhVYTJiZVnV9rEuRtQw2HEytF48Ba8JB4BQoW/YBYamyptKZXqmRK4r</text:span><text:span text:style-name="T3"><text:line-break/> <text:s text:c="8"/></text:span><text:span text:style-name="T4">nmJuLh5uwT+8KC4IubCJg9dpZj7ioJuXsbHwvktlJAlG/GM42QYjwDKIM-Signature:</text:span><text:span text:style-name="T3"> </text:span><text:span text:style-name="T4">v=1;</text:span><text:span text:style-name="T3"> </text:span><text:span text:style-name="T4">a=rsa-sha256;</text:span><text:span text:style-name="T3"> </text:span><text:span text:style-name="T4">c=relaxed/relaxed;</text:span><text:span text:style-name="T3"><text:line-break/> <text:s text:c="7"/></text:span><text:span text:style-name="T4">d=gmail.com;</text:span><text:span text:style-name="T3"> </text:span><text:span text:style-name="T4">s=20120113;</text:span><text:span text:style-name="T3"><text:line-break/> <text:s text:c="7"/></text:span><text:span text:style-name="T4">h=mime-version:from:date:message-id:subject:to;</text:span><text:span text:style-name="T3"><text:line-break/> <text:s text:c="7"/></text:span><text:span text:style-name="T4">bh=i91lTaR7Qqwo7+bEAWZCjbfi+x5Mxpo3NG0p+eN4MR4=;</text:span><text:span text:style-name="T3"><text:line-break/> <text:s text:c="7"/></text:span><text:span text:style-name="T4">b=VOyYSCmL/icIo/5/mvlTBb85Kncvd8Mb0acxZlvjnCP4riKzY1CsCWOUwGkk2CaYvpWw63QZDyB98</text:span><text:span text:style-name="T3"><text:line-break/> <text:s text:c="8"/></text:span><text:span text:style-name="T4">IRCtYtRaBpqgLMjKsXui416iYBRYE/hjb9wrbVwFjg8WOB2OCspPmUGoDn5raghp3kE+</text:span><text:span text:style-name="T3"><text:line-break/> <text:s text:c="8"/></text:span><text:span text:style-name="T4">w2BdVI7pi3jpBh0QnVHAEDoPIzIObCNtsww1YWDjXpjkweDjlgvzo2N7HuD3LybLa6qh</text:span><text:span text:style-name="T3"><text:line-break/> <text:s text:c="8"/></text:span><text:span text:style-name="T4">O/Dg==</text:span><text:span text:style-name="T3"><text:line-break/>X-Google-DKIM-Signature: </text:span><text:span text:style-name="T4">v=1;</text:span><text:span text:style-name="T3"> </text:span><text:span text:style-name="T4">a=rsa-sha256;</text:span><text:span text:style-name="T3"> </text:span><text:span text:style-name="T4">c=relaxed/relaxed;</text:span></text:p>
          </table:table-cell>
        </table:table-row>
      </table:table>
      <text:p text:style-name="P3"><text:span text:style-name="T5"><text:s text:c="8"/>d=1e100.net; s=20130820;</text:span></text:p>
      <text:p text:style-name="P3"><text:span text:style-name="T5"><text:s text:c="8"/>h=x-gm-message-state:mime-version:from:date:message-id:subject:to;</text:span></text:p>
      <text:p text:style-name="P3"><text:span text:style-name="T5"><text:s text:c="8"/>bh=i91lTaR7Qqwo7+bEAWZCjbfi+x5Mxpo3NG0p+eN4MR4=;</text:span></text:p>
      <text:p text:style-name="P3"><text:span text:style-name="T5"><text:s text:c="8"/>b=l0tkEEkfI4gLH1lV/C5bSGBnRpsI9EwRuOGjelRYqDOKLEoem1yUkJyiS0SkZiA5kA</text:span></text:p>
      <text:p text:style-name="P3"><text:span text:style-name="T5"><text:s text:c="9"/>LlrNhW1mWcmFEPHUlrqyhzREmxS5kh9tNn0T3NOttCQEf2jwIw2AfhQuTRFAyz+Pxxzz</text:span></text:p>
      <text:p text:style-name="P3"><text:span text:style-name="T5"><text:s text:c="9"/>SZnzSoJIIFTTZIbxJxhHKz/GP/8/Z3nEsQ8PYcLNQS7iMDUaPTDLMe2BSxfHeTDbkRr/</text:span></text:p>
      <text:p text:style-name="P3"><text:span text:style-name="T5"><text:s text:c="9"/>nX/6gtkdMFUPyNf9HKJqcNdt0zwCTdjZ/ppw3f+jODZ/OHaRnm2E21uYxg5Glmn8f7QB</text:span></text:p>
      <text:p text:style-name="P3"><text:span text:style-name="T5"><text:s text:c="9"/>OaqTDQy6GB6dYltuT0Nbg0I9559OT99cz8pBqVYd+LYLN5YPSZVv45+eLFhH7WJhPAxa</text:span></text:p>
      <text:p text:style-name="P3"><text:span text:style-name="T5"><text:s text:c="9"/>AmZQ==</text:span></text:p>
      <text:p text:style-name="P3"><text:span text:style-name="T5">X-Gm-Message-State: AE9vXwOJGC3ZMo8jGpFqgA5iTyze+6EhEmLpbj/nr/lWPAReFJsvm/TQXN/EjpsoBM3okOJZQa7bIwytUyuXYA==</text:span></text:p>
      <text:p text:style-name="P3"><text:span text:style-name="T5">X-Received: by 10.55.178.196 with SMTP id b187mr1045864qkf.121.1472518378472;</text:span></text:p>
      <text:p text:style-name="P3"><text:span text:style-name="T5"><text:s/>Mon, 29 Aug 2016 17:52:58 -0700 (PDT)</text:span></text:p>
      <text:p text:style-name="P3"><text:span text:style-name="T5">MIME-Version: 1.0</text:span></text:p>
      <text:p text:style-name="P3"><text:span text:style-name="T5">Received: by 10.237.56.194 with HTTP; Mon, 29 Aug 2016 17:52:57 -0700 (PDT)</text:span></text:p>
      <text:p text:style-name="P3"><text:span text:style-name="T5">Received: by 10.237.56.194 with HTTP; Mon, 29 Aug 2016 17:52:57 -0700 (PDT)</text:span></text:p>
      <text:p text:style-name="P3"><text:span text:style-name="T5">From: karla shoemaker &lt;ga.kas68@gmail.com&gt;</text:span></text:p>
      <text:p text:style-name="P3"><text:span text:style-name="T5">Date: Mon, 29 Aug 2016 20:52:57 -0400</text:span></text:p>
      <text:p text:style-name="P3"><text:span text:style-name="T5">Message-ID: </text:span><text:soft-page-break/><text:span text:style-name="T5">&lt;CABfdLZPmRzMAZJQMbbb2GKQwcEoitJjA13=1DdFk9U0j=VsOuQ@mail.gmail.com&gt;.accessKey</text:span></text:p>
      <text:p text:style-name="Standard"><text:span text:style-name="T5">Subject:</text:span>.accessK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uto" style:text-autospace="ideograph-alpha" style:punctuation-wrap="hanging" style:line-break="strict" style:tab-stop-distance="0.5in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0pt" fo:language="en" fo:country="US" fo:font-style="normal" style:text-underline-style="none" fo:font-weight="normal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2" meta:paragraph-count="20" meta:word-count="88" meta:character-count="1834"/>
    <dc:date>2017-12-30T19:17:24.29</dc:date>
    <dc:creator>david tyler</dc:creator>
    <meta:generator>OpenOffice/4.1.2$Win32 OpenOffice.org_project/412m3$Build-9782</meta:generator>
  </office:meta>
</office:document-meta>
</file>